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Al Bayan" svg:font-family="'Al Bay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fo:font-variant="normal" fo:text-transform="none" fo:color="#000000" style:font-name="monospace" fo:font-size="7.90000009536743pt" fo:letter-spacing="normal" fo:font-style="normal" fo:font-weight="normal"/>
    </style:style>
    <style:style style:name="P2" style:family="paragraph" style:parent-style-name="Standard" style:list-style-name="L1"/>
    <style:style style:name="T1" style:family="text">
      <style:text-properties fo:font-variant="normal" fo:text-transform="none" fo:color="#000000" style:font-name="monospace" fo:font-size="7.90000009536743pt" fo:letter-spacing="normal" fo:font-style="normal" fo:font-weight="normal"/>
    </style:style>
    <style:style style:name="T2" style:family="text">
      <style:text-properties fo:font-variant="normal" fo:text-transform="none" fo:color="#000000" style:font-name="monospace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Al Bay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Al Bayan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style:font-name="Al Bayan" fo:font-size="12pt" style:font-size-asian="12pt" style:font-size-complex="12pt"/>
    </style:style>
    <style:style style:name="T7" style:family="text">
      <style:text-properties style:font-name="Al Bay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Utiliser 2 modèles de Spacy qui traitent allemand.</text:p>
      <text:p text:style-name="Standard"/>
      <text:p text:style-name="Standard">-Les données sont en json, avec texte et les entités nommées déjà détectées avec leur position (index <text:s/>dans le texte) et leur étiquette. </text:p>
      <text:p text:style-name="Standard"/>
      <text:p text:style-name="Standard">["Frankreich.",[[0,10,"loc"]]]</text:p>
      <text:p text:style-name="Standard"/>
      <text:list xml:id="list7624928613275877548" text:style-name="L1">
        <text:list-item>
          <text:p text:style-name="P2">La date fait partie dans l'Entité Nommée ?</text:p>
        </text:list-item>
        <text:list-item>
          <text:p text:style-name="P2">Jän – Janvier ?</text:p>
        </text:list-item>
        <text:list-item>
          <text:p text:style-name="P2">Le taux de précision diminue quand il y a des mots d'origine française. Concorde</text:p>
        </text:list-item>
        <text:list-item>
          <text:p text:style-name="P2">Die <text:span text:style-name="T3">Straße <text:s/>faire beaucoup d''''</text:span><text:span text:style-name="T5">'</text:span><text:span text:style-name="T3">erreurs. </text:span></text:p>
        </text:list-item>
        <text:list-item>
          <text:p text:style-name="P2"><text:span text:style-name="T3">Des Organisations dans le monde entier</text:span></text:p>
        </text:list-item>
        <text:list-item>
          <text:p text:style-name="P2"><text:span text:style-name="T3">La Seine dans différents contexte</text:span></text:p>
          <text:p text:style-name="P2"><text:span text:style-name="T3"/></text:p>
          <text:p text:style-name="P1"><text:span text:style-name="T6">1. desLouvre's von der Passage de Marigny am rechtenUfer der </text:span><text:span text:style-name="T7">Seine</text:span><text:span text:style-name="T6"> hinab bis zum Quai der Tuilerien</text:span></text:p>
          <text:p text:style-name="P2"><text:span text:style-name="T3">2. Der Umkreis des neuen Nationalpallasies der 500, demAntritt der Revolutionsbrücke gegenüber am </text:span><text:span text:style-name="T4">Seineufer </text:span><text:span text:style-name="T3">gelegen</text:span></text:p>
          <text:p text:style-name="P2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Al Bayan" svg:font-family="'Al Bay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none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none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ijian WANG</meta:initial-creator>
    <meta:creation-date>2020-05-22T15:24:23</meta:creation-date>
    <meta:generator>OpenOffice/4.1.6$Unix OpenOffice.org_project/416m1$Build-9790</meta:generator>
    <dc:date>2020-05-24T13:33:00</dc:date>
    <dc:creator>Zijian WANG</dc:creator>
    <meta:editing-duration>P1DT22H8M38S</meta:editing-duration>
    <meta:editing-cycles>17</meta:editing-cycles>
    <meta:document-statistic meta:table-count="0" meta:image-count="0" meta:object-count="0" meta:page-count="1" meta:paragraph-count="11" meta:word-count="114" meta:character-count="690"/>
  </office:meta>
</office:document-meta>
</file>